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39fac" officeooo:paragraph-rsid="00239fac"/>
    </style:style>
    <style:style style:name="T1" style:family="text">
      <style:text-properties officeooo:rsid="001dc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FINACAS:<text:line-break/>USE FINANCAS:<text:line-break/></text:p>
      <text:p text:style-name="P1">CREATE TABLE usuario(<text:line-break/><text:line-break/><text:tab/>Login varchar(50),<text:line-break/><text:line-break/> <text:s text:c="3"/>Senha varchar(50),<text:line-break/><text:line-break/> <text:s text:c="3"/>Email varchar(50),<text:line-break/><text:line-break/> <text:s text:c="3"/>Nome varchar(50),<text:line-break/><text:line-break/> <text:s text:c="3"/>Telefone integer,<text:line-break/><text:line-break/> <text:s text:c="3"/>constraint usuario_PK primary key (Login)<text:line-break/><text:line-break/>);<text:line-break/><text:line-break/><text:line-break/><text:line-break/>CREATE TABLE cadastro_financeiro(<text:line-break/><text:line-break/><text:tab/>LoginUsua varchar(50),<text:line-break/><text:tab/>NCadastro int <text:s/>auto_increment,<text:line-break/> <text:s text:c="3"/>DescCompra varchar(100),<text:line-break/> <text:s text:c="3"/>Valor real,<text:line-break/> <text:s text:c="3"/>NomeTipo varchar(100),<text:line-break/><text:tab/>Tempo varchar(50),<text:line-break/> <text:s text:c="3"/>constraint cadastro_financeiro_PK primary key (NCadastro),<text:line-break/><text:line-break/> <text:s text:c="3"/>foreign key (LoginUsua) references usuario (Login) on delete cascade <text:line-break/><text:line-break/>);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3S</meta:editing-duration>
    <meta:editing-cycles>8</meta:editing-cycles>
    <meta:generator>LibreOffice/5.1.6.2$Windows_x86 LibreOffice_project/07ac168c60a517dba0f0d7bc7540f5afa45f0909</meta:generator>
    <dc:date>2019-10-31T15:48:10.969000000</dc:date>
    <meta:document-statistic meta:table-count="0" meta:image-count="0" meta:object-count="0" meta:page-count="1" meta:paragraph-count="2" meta:word-count="55" meta:character-count="555" meta:non-whitespace-character-count="441"/>
    <meta:user-defined meta:name="Info 1"/>
    <meta:user-defined meta:name="Info 2"/>
    <meta:user-defined meta:name="Info 3"/>
    <meta:user-defined meta:name="Info 4"/>
  </office:meta>
</office:document-meta>
</file>